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4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2.05mm" svg:height="176.63mm" svg:x="111.33mm" svg:y="22.58mm">
            <draw:object draw:notify-on-update-of-ranges="Sheet1.A1:Sheet1.A1 Sheet1.A2:Sheet1.A27 Sheet1.B1:Sheet1.B1 Sheet1.B2:Sheet1.B27 Sheet1.C1:Sheet1.C1 Sheet1.C2:Sheet1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bridge-gatc-genome</text:p>
          </table:table-cell>
          <table:table-cell office:value-type="string" calcext:value-type="string">
            <text:p>egdirb-genome</text:p>
          </table:table-cell>
        </table:table-row>
        <table:table-row table:style-name="ro1">
          <table:table-cell office:value-type="string" calcext:value-type="string">
            <text:p>sample-1-1_R1</text:p>
          </table:table-cell>
          <table:table-cell office:value-type="float" office:value="4.2024" calcext:value-type="float">
            <text:p>4,2024</text:p>
          </table:table-cell>
          <table:table-cell office:value-type="float" office:value="7.4667" calcext:value-type="float">
            <text:p>7,4667</text:p>
          </table:table-cell>
        </table:table-row>
        <table:table-row table:style-name="ro1">
          <table:table-cell office:value-type="string" calcext:value-type="string">
            <text:p>sample-1-1_R2</text:p>
          </table:table-cell>
          <table:table-cell office:value-type="float" office:value="4.6726" calcext:value-type="float">
            <text:p>4,6726</text:p>
          </table:table-cell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string" calcext:value-type="string">
            <text:p>sample-1-2_R1</text:p>
          </table:table-cell>
          <table:table-cell office:value-type="float" office:value="2.7017" calcext:value-type="float">
            <text:p>2,7017</text:p>
          </table:table-cell>
          <table:table-cell office:value-type="float" office:value="7.2244" calcext:value-type="float">
            <text:p>7,2244</text:p>
          </table:table-cell>
        </table:table-row>
        <table:table-row table:style-name="ro1">
          <table:table-cell office:value-type="string" calcext:value-type="string">
            <text:p>sample-1-2_R2</text:p>
          </table:table-cell>
          <table:table-cell office:value-type="float" office:value="3.062" calcext:value-type="float">
            <text:p>3,062</text:p>
          </table:table-cell>
          <table:table-cell office:value-type="float" office:value="8.0044" calcext:value-type="float">
            <text:p>8,0044</text:p>
          </table:table-cell>
        </table:table-row>
        <table:table-row table:style-name="ro1">
          <table:table-cell office:value-type="string" calcext:value-type="string">
            <text:p>sample-1-3_R1</text:p>
          </table:table-cell>
          <table:table-cell office:value-type="float" office:value="4.5598" calcext:value-type="float">
            <text:p>4,5598</text:p>
          </table:table-cell>
          <table:table-cell office:value-type="float" office:value="1.5464" calcext:value-type="float">
            <text:p>1,5464</text:p>
          </table:table-cell>
        </table:table-row>
        <table:table-row table:style-name="ro1">
          <table:table-cell office:value-type="string" calcext:value-type="string">
            <text:p>sample-1-3_R2</text:p>
          </table:table-cell>
          <table:table-cell office:value-type="float" office:value="4.5208" calcext:value-type="float">
            <text:p>4,5208</text:p>
          </table:table-cell>
          <table:table-cell office:value-type="float" office:value="1.5741" calcext:value-type="float">
            <text:p>1,5741</text:p>
          </table:table-cell>
        </table:table-row>
        <table:table-row table:style-name="ro1">
          <table:table-cell office:value-type="string" calcext:value-type="string">
            <text:p>s3_FR_RF_0_R1</text:p>
          </table:table-cell>
          <table:table-cell office:value-type="float" office:value="7.7264" calcext:value-type="float">
            <text:p>7,7264</text:p>
          </table:table-cell>
          <table:table-cell office:value-type="float" office:value="3.0259" calcext:value-type="float">
            <text:p>3,0259</text:p>
          </table:table-cell>
        </table:table-row>
        <table:table-row table:style-name="ro1">
          <table:table-cell office:value-type="string" calcext:value-type="string">
            <text:p>s3_FR_RF_0_R2</text:p>
          </table:table-cell>
          <table:table-cell office:value-type="float" office:value="8.2357" calcext:value-type="float">
            <text:p>8,2357</text:p>
          </table:table-cell>
          <table:table-cell office:value-type="float" office:value="2.5067" calcext:value-type="float">
            <text:p>2,5067</text:p>
          </table:table-cell>
        </table:table-row>
        <table:table-row table:style-name="ro1">
          <table:table-cell office:value-type="string" calcext:value-type="string">
            <text:p>sample-1-4_R1</text:p>
          </table:table-cell>
          <table:table-cell office:value-type="float" office:value="0.058" calcext:value-type="float">
            <text:p>0,058</text:p>
          </table:table-cell>
          <table:table-cell office:value-type="float" office:value="0.0995" calcext:value-type="float">
            <text:p>0,0995</text:p>
          </table:table-cell>
        </table:table-row>
        <table:table-row table:style-name="ro1">
          <table:table-cell office:value-type="string" calcext:value-type="string">
            <text:p>sample-1-4_R2</text:p>
          </table:table-cell>
          <table:table-cell office:value-type="float" office:value="0.0497" calcext:value-type="float">
            <text:p>0,0497</text:p>
          </table:table-cell>
          <table:table-cell office:value-type="float" office:value="0.1001" calcext:value-type="float">
            <text:p>0,1001</text:p>
          </table:table-cell>
        </table:table-row>
        <table:table-row table:style-name="ro1">
          <table:table-cell office:value-type="string" calcext:value-type="string">
            <text:p>sample-1-5_R1</text:p>
          </table:table-cell>
          <table:table-cell office:value-type="float" office:value="3.9363" calcext:value-type="float">
            <text:p>3,9363</text:p>
          </table:table-cell>
          <table:table-cell office:value-type="float" office:value="2.0197" calcext:value-type="float">
            <text:p>2,0197</text:p>
          </table:table-cell>
        </table:table-row>
        <table:table-row table:style-name="ro1">
          <table:table-cell office:value-type="string" calcext:value-type="string">
            <text:p>sample-1-5_R2</text:p>
          </table:table-cell>
          <table:table-cell office:value-type="float" office:value="3.9148" calcext:value-type="float">
            <text:p>3,9148</text:p>
          </table:table-cell>
          <table:table-cell office:value-type="float" office:value="2.0937" calcext:value-type="float">
            <text:p>2,0937</text:p>
          </table:table-cell>
        </table:table-row>
        <table:table-row table:style-name="ro1">
          <table:table-cell office:value-type="string" calcext:value-type="string">
            <text:p>s5_FR_RF_0_R1</text:p>
          </table:table-cell>
          <table:table-cell office:value-type="float" office:value="6.7542" calcext:value-type="float">
            <text:p>6,7542</text:p>
          </table:table-cell>
          <table:table-cell office:value-type="float" office:value="3.4843" calcext:value-type="float">
            <text:p>3,4843</text:p>
          </table:table-cell>
        </table:table-row>
        <table:table-row table:style-name="ro1">
          <table:table-cell office:value-type="string" calcext:value-type="string">
            <text:p>s5_FR_RF_0_R2</text:p>
          </table:table-cell>
          <table:table-cell office:value-type="float" office:value="7.2161" calcext:value-type="float">
            <text:p>7,2161</text:p>
          </table:table-cell>
          <table:table-cell office:value-type="float" office:value="2.6681" calcext:value-type="float">
            <text:p>2,6681</text:p>
          </table:table-cell>
        </table:table-row>
        <table:table-row table:style-name="ro1">
          <table:table-cell office:value-type="string" calcext:value-type="string">
            <text:p>sample-1-6_R1</text:p>
          </table:table-cell>
          <table:table-cell office:value-type="float" office:value="6.7795" calcext:value-type="float">
            <text:p>6,7795</text:p>
          </table:table-cell>
          <table:table-cell office:value-type="float" office:value="4.2671" calcext:value-type="float">
            <text:p>4,2671</text:p>
          </table:table-cell>
        </table:table-row>
        <table:table-row table:style-name="ro1">
          <table:table-cell office:value-type="string" calcext:value-type="string">
            <text:p>sample-1-6_R2</text:p>
          </table:table-cell>
          <table:table-cell office:value-type="float" office:value="7.6486" calcext:value-type="float">
            <text:p>7,6486</text:p>
          </table:table-cell>
          <table:table-cell office:value-type="float" office:value="4.8853" calcext:value-type="float">
            <text:p>4,8853</text:p>
          </table:table-cell>
        </table:table-row>
        <table:table-row table:style-name="ro1">
          <table:table-cell office:value-type="string" calcext:value-type="string">
            <text:p>sample-1-7_R1</text:p>
          </table:table-cell>
          <table:table-cell office:value-type="float" office:value="1.8973" calcext:value-type="float">
            <text:p>1,8973</text:p>
          </table:table-cell>
          <table:table-cell office:value-type="float" office:value="6.8179" calcext:value-type="float">
            <text:p>6,8179</text:p>
          </table:table-cell>
        </table:table-row>
        <table:table-row table:style-name="ro1">
          <table:table-cell office:value-type="string" calcext:value-type="string">
            <text:p>sample-1-7_R2</text:p>
          </table:table-cell>
          <table:table-cell office:value-type="float" office:value="2.1087" calcext:value-type="float">
            <text:p>2,1087</text:p>
          </table:table-cell>
          <table:table-cell office:value-type="float" office:value="7.6074" calcext:value-type="float">
            <text:p>7,6074</text:p>
          </table:table-cell>
        </table:table-row>
        <table:table-row table:style-name="ro1">
          <table:table-cell office:value-type="string" calcext:value-type="string">
            <text:p>s7_FR_RF_0_R1</text:p>
          </table:table-cell>
          <table:table-cell office:value-type="float" office:value="3.4231" calcext:value-type="float">
            <text:p>3,4231</text:p>
          </table:table-cell>
          <table:table-cell office:value-type="float" office:value="15.3724" calcext:value-type="float">
            <text:p>15,3724</text:p>
          </table:table-cell>
        </table:table-row>
        <table:table-row table:style-name="ro1">
          <table:table-cell office:value-type="string" calcext:value-type="string">
            <text:p>s7_FR_RF_0_R2</text:p>
          </table:table-cell>
          <table:table-cell office:value-type="float" office:value="3.8474" calcext:value-type="float">
            <text:p>3,8474</text:p>
          </table:table-cell>
          <table:table-cell office:value-type="float" office:value="17.6245" calcext:value-type="float">
            <text:p>17,6245</text:p>
          </table:table-cell>
        </table:table-row>
        <table:table-row table:style-name="ro1">
          <table:table-cell office:value-type="string" calcext:value-type="string">
            <text:p>sample-1-8_R1</text:p>
          </table:table-cell>
          <table:table-cell office:value-type="float" office:value="3.1081" calcext:value-type="float">
            <text:p>3,1081</text:p>
          </table:table-cell>
          <table:table-cell office:value-type="float" office:value="10.556" calcext:value-type="float">
            <text:p>10,556</text:p>
          </table:table-cell>
        </table:table-row>
        <table:table-row table:style-name="ro1">
          <table:table-cell office:value-type="string" calcext:value-type="string">
            <text:p>sample-1-8_R2</text:p>
          </table:table-cell>
          <table:table-cell office:value-type="float" office:value="3.7919" calcext:value-type="float">
            <text:p>3,7919</text:p>
          </table:table-cell>
          <table:table-cell office:value-type="float" office:value="11.9103" calcext:value-type="float">
            <text:p>11,9103</text:p>
          </table:table-cell>
        </table:table-row>
        <table:table-row table:style-name="ro1">
          <table:table-cell office:value-type="string" calcext:value-type="string">
            <text:p>s8_FR_RF_0_R1</text:p>
          </table:table-cell>
          <table:table-cell office:value-type="float" office:value="4.1314" calcext:value-type="float">
            <text:p>4,1314</text:p>
          </table:table-cell>
          <table:table-cell office:value-type="float" office:value="19.8682" calcext:value-type="float">
            <text:p>19,8682</text:p>
          </table:table-cell>
        </table:table-row>
        <table:table-row table:style-name="ro1">
          <table:table-cell office:value-type="string" calcext:value-type="string">
            <text:p>s8_FR_RF_0_R2</text:p>
          </table:table-cell>
          <table:table-cell office:value-type="float" office:value="5.1396" calcext:value-type="float">
            <text:p>5,1396</text:p>
          </table:table-cell>
          <table:table-cell office:value-type="float" office:value="23.2775" calcext:value-type="float">
            <text:p>23,2775</text:p>
          </table:table-cell>
        </table:table-row>
        <table:table-row table:style-name="ro1">
          <table:table-cell office:value-type="string" calcext:value-type="string">
            <text:p>sample-1-9_R1</text:p>
          </table:table-cell>
          <table:table-cell office:value-type="float" office:value="2.4523" calcext:value-type="float">
            <text:p>2,4523</text:p>
          </table:table-cell>
          <table:table-cell office:value-type="float" office:value="7.5124" calcext:value-type="float">
            <text:p>7,5124</text:p>
          </table:table-cell>
        </table:table-row>
        <table:table-row table:style-name="ro1">
          <table:table-cell office:value-type="string" calcext:value-type="string">
            <text:p>sample-1-9_R2</text:p>
          </table:table-cell>
          <table:table-cell office:value-type="float" office:value="2.8308" calcext:value-type="float">
            <text:p>2,8308</text:p>
          </table:table-cell>
          <table:table-cell office:value-type="float" office:value="8.2528" calcext:value-type="float">
            <text:p>8,2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.00.0000</text:date>, <text:time style:data-style-name="N2" text:time-value="15:08:02.956304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5:08:05.733630265</meta:creation-date>
    <meta:editing-duration>PT6M28S</meta:editing-duration>
    <meta:editing-cycles>2</meta:editing-cycles>
    <meta:generator>LibreOffice/6.2.6.2$Linux_X86_64 LibreOffice_project/20$Build-2</meta:generator>
    <dc:date>2019-09-06T15:14:31.147033393</dc:date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206cm" svg:height="17.664cm" xlink:href=".." xlink:type="simple" chart:class="chart:bar" chart:style-name="ch1">
        <chart:title svg:x="9.813cm" svg:y="0.489cm" chart:style-name="ch2">
          <text:p>Библиотеки и dangling ends (illuminaless)</text:p>
        </chart:title>
        <chart:legend chart:legend-position="bottom" svg:x="10.925cm" svg:y="17.065cm" style:legend-expansion="wide" chart:style-name="ch3"/>
        <chart:plot-area chart:style-name="ch4" table:cell-range-address="Sheet1.A1:Sheet1.C27" chart:data-source-has-labels="both" svg:x="1.575cm" svg:y="1.621cm" svg:width="26.067cm" svg:height="14.907cm">
          <chartooo:coordinate-region svg:x="2.863cm" svg:y="1.621cm" svg:width="24.779cm" svg:height="12.326cm"/>
          <chart:axis chart:dimension="x" chart:name="primary-x" chart:style-name="ch5" chartooo:axis-type="auto">
            <chartooo:date-scale/>
            <chart:categories table:cell-range-address="Sheet1.A2:Sheet1.A27"/>
          </chart:axis>
          <chart:axis chart:dimension="y" chart:name="primary-y" chart:style-name="ch6">
            <chart:title svg:x="0.451cm" svg:y="9.277cm" chart:style-name="ch7">
              <text:p>%</text:p>
            </chart:title>
            <chart:grid chart:style-name="ch8" chart:class="major"/>
          </chart:axis>
          <chart:series chart:style-name="ch9" chart:values-cell-range-address="Sheet1.B2:Sheet1.B27" chart:label-cell-address="Sheet1.B1:Sheet1.B1" chart:class="chart:bar">
            <chart:data-point chart:repeated="26"/>
          </chart:series>
          <chart:series chart:style-name="ch10" chart:values-cell-range-address="Sheet1.C2:Sheet1.C27" chart:label-cell-address="Sheet1.C1:Sheet1.C1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dge-gatc-genome</text:p>
                <draw:g>
                  <svg:desc>Sheet1.B1:Sheet1.B1</svg:desc>
                </draw:g>
              </table:table-cell>
              <table:table-cell office:value-type="string">
                <text:p>egdirb-geno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ple-1-1_R1</text:p>
                <draw:g>
                  <svg:desc>Sheet1.A2:Sheet1.A27</svg:desc>
                </draw:g>
              </table:table-cell>
              <table:table-cell office:value-type="float" office:value="4.2024">
                <text:p>4.2024</text:p>
                <draw:g>
                  <svg:desc>Sheet1.B2:Sheet1.B27</svg:desc>
                </draw:g>
              </table:table-cell>
              <table:table-cell office:value-type="float" office:value="7.4667">
                <text:p>7.4667</text:p>
                <draw:g>
                  <svg:desc>Sheet1.C2:Sheet1.C27</svg:desc>
                </draw:g>
              </table:table-cell>
            </table:table-row>
            <table:table-row>
              <table:table-cell office:value-type="string">
                <text:p>sample-1-1_R2</text:p>
              </table:table-cell>
              <table:table-cell office:value-type="float" office:value="4.6726">
                <text:p>4.6726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sample-1-2_R1</text:p>
              </table:table-cell>
              <table:table-cell office:value-type="float" office:value="2.7017">
                <text:p>2.7017</text:p>
              </table:table-cell>
              <table:table-cell office:value-type="float" office:value="7.2244">
                <text:p>7.2244</text:p>
              </table:table-cell>
            </table:table-row>
            <table:table-row>
              <table:table-cell office:value-type="string">
                <text:p>sample-1-2_R2</text:p>
              </table:table-cell>
              <table:table-cell office:value-type="float" office:value="3.062">
                <text:p>3.062</text:p>
              </table:table-cell>
              <table:table-cell office:value-type="float" office:value="8.0044">
                <text:p>8.0044</text:p>
              </table:table-cell>
            </table:table-row>
            <table:table-row>
              <table:table-cell office:value-type="string">
                <text:p>sample-1-3_R1</text:p>
              </table:table-cell>
              <table:table-cell office:value-type="float" office:value="4.5598">
                <text:p>4.5598</text:p>
              </table:table-cell>
              <table:table-cell office:value-type="float" office:value="1.5464">
                <text:p>1.5464</text:p>
              </table:table-cell>
            </table:table-row>
            <table:table-row>
              <table:table-cell office:value-type="string">
                <text:p>sample-1-3_R2</text:p>
              </table:table-cell>
              <table:table-cell office:value-type="float" office:value="4.5208">
                <text:p>4.5208</text:p>
              </table:table-cell>
              <table:table-cell office:value-type="float" office:value="1.5741">
                <text:p>1.5741</text:p>
              </table:table-cell>
            </table:table-row>
            <table:table-row>
              <table:table-cell office:value-type="string">
                <text:p>s3_FR_RF_0_R1</text:p>
              </table:table-cell>
              <table:table-cell office:value-type="float" office:value="7.7264">
                <text:p>7.7264</text:p>
              </table:table-cell>
              <table:table-cell office:value-type="float" office:value="3.0259">
                <text:p>3.0259</text:p>
              </table:table-cell>
            </table:table-row>
            <table:table-row>
              <table:table-cell office:value-type="string">
                <text:p>s3_FR_RF_0_R2</text:p>
              </table:table-cell>
              <table:table-cell office:value-type="float" office:value="8.2357">
                <text:p>8.2357</text:p>
              </table:table-cell>
              <table:table-cell office:value-type="float" office:value="2.5067">
                <text:p>2.5067</text:p>
              </table:table-cell>
            </table:table-row>
            <table:table-row>
              <table:table-cell office:value-type="string">
                <text:p>sample-1-4_R1</text:p>
              </table:table-cell>
              <table:table-cell office:value-type="float" office:value="0.058">
                <text:p>0.058</text:p>
              </table:table-cell>
              <table:table-cell office:value-type="float" office:value="0.0995">
                <text:p>0.0995</text:p>
              </table:table-cell>
            </table:table-row>
            <table:table-row>
              <table:table-cell office:value-type="string">
                <text:p>sample-1-4_R2</text:p>
              </table:table-cell>
              <table:table-cell office:value-type="float" office:value="0.0497">
                <text:p>0.0497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string">
                <text:p>sample-1-5_R1</text:p>
              </table:table-cell>
              <table:table-cell office:value-type="float" office:value="3.9363">
                <text:p>3.9363</text:p>
              </table:table-cell>
              <table:table-cell office:value-type="float" office:value="2.0197">
                <text:p>2.0197</text:p>
              </table:table-cell>
            </table:table-row>
            <table:table-row>
              <table:table-cell office:value-type="string">
                <text:p>sample-1-5_R2</text:p>
              </table:table-cell>
              <table:table-cell office:value-type="float" office:value="3.9148">
                <text:p>3.9148</text:p>
              </table:table-cell>
              <table:table-cell office:value-type="float" office:value="2.0937">
                <text:p>2.0937</text:p>
              </table:table-cell>
            </table:table-row>
            <table:table-row>
              <table:table-cell office:value-type="string">
                <text:p>s5_FR_RF_0_R1</text:p>
              </table:table-cell>
              <table:table-cell office:value-type="float" office:value="6.7542">
                <text:p>6.7542</text:p>
              </table:table-cell>
              <table:table-cell office:value-type="float" office:value="3.4843">
                <text:p>3.4843</text:p>
              </table:table-cell>
            </table:table-row>
            <table:table-row>
              <table:table-cell office:value-type="string">
                <text:p>s5_FR_RF_0_R2</text:p>
              </table:table-cell>
              <table:table-cell office:value-type="float" office:value="7.2161">
                <text:p>7.2161</text:p>
              </table:table-cell>
              <table:table-cell office:value-type="float" office:value="2.6681">
                <text:p>2.6681</text:p>
              </table:table-cell>
            </table:table-row>
            <table:table-row>
              <table:table-cell office:value-type="string">
                <text:p>sample-1-6_R1</text:p>
              </table:table-cell>
              <table:table-cell office:value-type="float" office:value="6.7795">
                <text:p>6.7795</text:p>
              </table:table-cell>
              <table:table-cell office:value-type="float" office:value="4.2671">
                <text:p>4.2671</text:p>
              </table:table-cell>
            </table:table-row>
            <table:table-row>
              <table:table-cell office:value-type="string">
                <text:p>sample-1-6_R2</text:p>
              </table:table-cell>
              <table:table-cell office:value-type="float" office:value="7.6486">
                <text:p>7.6486</text:p>
              </table:table-cell>
              <table:table-cell office:value-type="float" office:value="4.8853">
                <text:p>4.8853</text:p>
              </table:table-cell>
            </table:table-row>
            <table:table-row>
              <table:table-cell office:value-type="string">
                <text:p>sample-1-7_R1</text:p>
              </table:table-cell>
              <table:table-cell office:value-type="float" office:value="1.8973">
                <text:p>1.8973</text:p>
              </table:table-cell>
              <table:table-cell office:value-type="float" office:value="6.8179">
                <text:p>6.8179</text:p>
              </table:table-cell>
            </table:table-row>
            <table:table-row>
              <table:table-cell office:value-type="string">
                <text:p>sample-1-7_R2</text:p>
              </table:table-cell>
              <table:table-cell office:value-type="float" office:value="2.1087">
                <text:p>2.1087</text:p>
              </table:table-cell>
              <table:table-cell office:value-type="float" office:value="7.6074">
                <text:p>7.6074</text:p>
              </table:table-cell>
            </table:table-row>
            <table:table-row>
              <table:table-cell office:value-type="string">
                <text:p>s7_FR_RF_0_R1</text:p>
              </table:table-cell>
              <table:table-cell office:value-type="float" office:value="3.4231">
                <text:p>3.4231</text:p>
              </table:table-cell>
              <table:table-cell office:value-type="float" office:value="15.3724">
                <text:p>15.3724</text:p>
              </table:table-cell>
            </table:table-row>
            <table:table-row>
              <table:table-cell office:value-type="string">
                <text:p>s7_FR_RF_0_R2</text:p>
              </table:table-cell>
              <table:table-cell office:value-type="float" office:value="3.8474">
                <text:p>3.8474</text:p>
              </table:table-cell>
              <table:table-cell office:value-type="float" office:value="17.6245">
                <text:p>17.6245</text:p>
              </table:table-cell>
            </table:table-row>
            <table:table-row>
              <table:table-cell office:value-type="string">
                <text:p>sample-1-8_R1</text:p>
              </table:table-cell>
              <table:table-cell office:value-type="float" office:value="3.1081">
                <text:p>3.1081</text:p>
              </table:table-cell>
              <table:table-cell office:value-type="float" office:value="10.556">
                <text:p>10.556</text:p>
              </table:table-cell>
            </table:table-row>
            <table:table-row>
              <table:table-cell office:value-type="string">
                <text:p>sample-1-8_R2</text:p>
              </table:table-cell>
              <table:table-cell office:value-type="float" office:value="3.7919">
                <text:p>3.7919</text:p>
              </table:table-cell>
              <table:table-cell office:value-type="float" office:value="11.9103">
                <text:p>11.9103</text:p>
              </table:table-cell>
            </table:table-row>
            <table:table-row>
              <table:table-cell office:value-type="string">
                <text:p>s8_FR_RF_0_R1</text:p>
              </table:table-cell>
              <table:table-cell office:value-type="float" office:value="4.1314">
                <text:p>4.1314</text:p>
              </table:table-cell>
              <table:table-cell office:value-type="float" office:value="19.8682">
                <text:p>19.8682</text:p>
              </table:table-cell>
            </table:table-row>
            <table:table-row>
              <table:table-cell office:value-type="string">
                <text:p>s8_FR_RF_0_R2</text:p>
              </table:table-cell>
              <table:table-cell office:value-type="float" office:value="5.1396">
                <text:p>5.1396</text:p>
              </table:table-cell>
              <table:table-cell office:value-type="float" office:value="23.2775">
                <text:p>23.2775</text:p>
              </table:table-cell>
            </table:table-row>
            <table:table-row>
              <table:table-cell office:value-type="string">
                <text:p>sample-1-9_R1</text:p>
              </table:table-cell>
              <table:table-cell office:value-type="float" office:value="2.4523">
                <text:p>2.4523</text:p>
              </table:table-cell>
              <table:table-cell office:value-type="float" office:value="7.5124">
                <text:p>7.5124</text:p>
              </table:table-cell>
            </table:table-row>
            <table:table-row>
              <table:table-cell office:value-type="string">
                <text:p>sample-1-9_R2</text:p>
              </table:table-cell>
              <table:table-cell office:value-type="float" office:value="2.8308">
                <text:p>2.8308</text:p>
              </table:table-cell>
              <table:table-cell office:value-type="float" office:value="8.2528">
                <text:p>8.2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